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officeooo:rsid="0015cbb5" officeooo:paragraph-rsid="0015cbb5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5cbb5" officeooo:paragraph-rsid="0015cbb5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872d0" officeooo:paragraph-rsid="001872d0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1872d0" officeooo:paragraph-rsid="001872d0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1872d0" officeooo:paragraph-rsid="001ccc83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" fo:font-size="12pt" fo:font-weight="bold" officeooo:rsid="001872d0" officeooo:paragraph-rsid="001ccc8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 style:writing-mode="lr-tb"/>
      <style:text-properties style:font-name="Arial" fo:font-size="12pt" fo:font-weight="bold" officeooo:rsid="001ccc83" officeooo:paragraph-rsid="001ccc83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1ccc83" officeooo:paragraph-rsid="001ccc8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1e36b3" officeooo:paragraph-rsid="001e36b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204e8d" officeooo:paragraph-rsid="00204e8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25387e" officeooo:paragraph-rsid="0025387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273923" officeooo:paragraph-rsid="0027392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officeooo:rsid="00288856" officeooo:paragraph-rsid="00288856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399" style:font-weight-asian="normal" style:font-weight-complex="normal"/>
    </style:style>
    <style:style style:name="T3" style:family="text">
      <style:text-properties fo:font-weight="normal" officeooo:rsid="001872d0" style:font-weight-asian="normal" style:font-weight-complex="normal"/>
    </style:style>
    <style:style style:name="T4" style:family="text">
      <style:text-properties fo:font-weight="normal" officeooo:rsid="00190df5" style:font-weight-asian="normal" style:font-weight-complex="normal"/>
    </style:style>
    <style:style style:name="T5" style:family="text">
      <style:text-properties fo:font-weight="normal" officeooo:rsid="001ccc83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7539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ccc83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47d92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863f" style:font-style-asian="normal" style:font-style-complex="normal"/>
    </style:style>
    <style:style style:name="T12" style:family="text">
      <style:text-properties fo:font-style="normal" officeooo:rsid="001f3a03" style:font-style-asian="normal" style:font-style-complex="normal"/>
    </style:style>
    <style:style style:name="T13" style:family="text">
      <style:text-properties fo:font-style="normal" officeooo:rsid="00247d92" style:font-style-asian="normal" style:font-style-complex="normal"/>
    </style:style>
    <style:style style:name="T14" style:family="text">
      <style:text-properties fo:font-style="normal" officeooo:rsid="0025ab5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863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3a0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815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7d9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ab53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2">1. <text:span text:style-name="T2">Diagrama de </text:span><text:span text:style-name="T3">Casos de Uso</text:span><text:span text:style-name="T2"> é um diagrama que representa de forma simples e resumida os serviços e processo que usuários podem acessar e consumir em um </text:span><text:span text:style-name="T7">software</text:span><text:span text:style-name="T2">, descrevendo de modo acessível o comportamento e as funcionalidades principais de um sistema ou de uma fração de um sistema para leitores internos, que trabalham com </text:span><text:span text:style-name="T7">software</text:span><text:span text:style-name="T2">, quanto para leitores externos, que não necessariamente trabalham no projeto ou com desenvolvimento</text:span></text:p>
      <text:p text:style-name="P2"><text:span text:style-name="T2"/></text:p>
      <text:p text:style-name="P3">2.<text:span text:style-name="T1"> O Diagrama de Casos de Uso tem como objetivo exibir de forma simples e acessível as interações entre usuários, funcionalidades e comportamentos do software, tornando essa visualização natural para qualquer um que a leia.</text:span></text:p>
      <text:p text:style-name="P3"><text:span text:style-name="T1"/></text:p>
      <text:p text:style-name="P5">3.</text:p>
      <text:list xml:id="list3816194123" text:style-name="L1">
        <text:list-item>
          <text:p text:style-name="P6"><text:span text:style-name="T4">Descrição numerada: descreve os comportamentos de um sistema de forma descritiva e procedural, indicando os “passos” a serem seguidos para a realização de uma ação;</text:span></text:p>
        </text:list-item>
        <text:list-item>
          <text:p text:style-name="P6"><text:span text:style-name="T4">Descrição contínua: </text:span><text:span text:style-name="T5">descreve as interações de um </text:span><text:span text:style-name="T8">software</text:span><text:span text:style-name="T5"> de forma textual corrida, demonstrando por meio desse texto os procedimentos para a ação estar completa;</text:span></text:p>
        </text:list-item>
        <text:list-item>
          <text:p text:style-name="P7"><text:span text:style-name="T1">Descrição narrativa particionada: faz uso de uma didática de “perguntas e respostas” para descrever como uma ação será realizada dentro do sistema.</text:span></text:p>
        </text:list-item>
      </text:list>
      <text:p text:style-name="P8"><text:span text:style-name="T1"/></text:p>
      <text:p text:style-name="P9">4.<text:span text:style-name="T1"> Os Diagramas de Casos de Uso são mais viáveis durante os estágios iniciais do desenvolvimento de um </text:span><text:span text:style-name="T6">software</text:span><text:span text:style-name="T15">, </text:span><text:span text:style-name="T16">pois eles atuam como facilitadores de comunicação entre a equipe do projeto e os clientes, possibilitando uma visualização prática, rápida e mutável das interações do sistema, essa que por sua simplicidade se torna menos útil em estágios mais avançados do projeto.</text:span></text:p>
      <text:p text:style-name="P9"><text:span text:style-name="T16"/></text:p>
      <text:p text:style-name="P9"><text:span text:style-name="T11">5.</text:span><text:span text:style-name="T16"> A principal diferença entre esses diagramas se encontra em seu objetivo, pois enquanto os Diagramas de Caso de Uso de negócios focam em descrever as metas e regras de negócio </text:span><text:span text:style-name="T17">e as metas </text:span><text:span text:style-name="T16">de um produto </text:span><text:span text:style-name="T17">o Diagrama de Caso de Uso de sistemas foca em representar suas funcionalidades em nível de desenvolvimento e de interação.</text:span></text:p>
      <text:p text:style-name="P9"><text:span text:style-name="T17"/></text:p>
      <text:p text:style-name="P10"><text:soft-page-break/><text:span text:style-name="T12">6. </text:span><text:span text:style-name="T18">O Diagrama de Atividade se </text:span><text:span text:style-name="T19">caracteriza por apresentar um processo do sistema a partir de uma fluxograma de ações, no qual cada ação marca uma etapa do processamento, por conta disso esse diagrama permite representar em profundidade as interações e comportamentos do </text:span><text:span text:style-name="T9">software</text:span><text:span text:style-name="T19"> durante essa atividade.</text:span></text:p>
      <text:p text:style-name="P10"><text:span text:style-name="T19"/></text:p>
      <text:p text:style-name="P11"><text:span text:style-name="T13">7.</text:span><text:span text:style-name="T19"> </text:span><text:span text:style-name="T20">A atividade é o macro da funcionalidade, representando o conjunto de ações necessárias para se obter um resultado,já as ações são as etapas de processamento que compõe o Diagrama de Atividades.</text:span></text:p>
      <text:p text:style-name="P11"><text:span text:style-name="T20"/></text:p>
      <text:p text:style-name="P12"><text:span text:style-name="T14">8.</text:span><text:span text:style-name="T20"> </text:span><text:span text:style-name="T15">Decisões são aplicadas quando se há uma divisão, normalmente condicional, no fluxo de ações de uma atividade, já as junções são o oposto, elas reunificam fluxos divididos em uma única ação.</text:span></text:p>
      <text:p text:style-name="P12"><text:span text:style-name="T15"/></text:p>
      <text:p text:style-name="P13"><text:span text:style-name="T10">9.</text:span><text:span text:style-name="T15"> A função de concorrência representa ações que são executadas ao mesmo tempo, de forma paralela ou concorrente.</text:span></text:p>
      <text:p text:style-name="P5"><text:span text:style-name="T5"/></text:p>
      <text:p text:style-name="P5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8:43:19.534112201</meta:creation-date>
    <dc:date>2021-08-27T19:40:16.362169957</dc:date>
    <meta:editing-duration>PT56M48S</meta:editing-duration>
    <meta:editing-cycles>20</meta:editing-cycles>
    <meta:generator>LibreOffice/7.2.0.4$Linux_X86_64 LibreOffice_project/9a9c6381e3f7a62afc1329bd359cc48accb6435b</meta:generator>
    <meta:document-statistic meta:table-count="0" meta:image-count="0" meta:object-count="0" meta:page-count="2" meta:paragraph-count="13" meta:word-count="428" meta:character-count="2665" meta:non-whitespace-character-count="2253"/>
  </office:meta>
</office:document-meta>
</file>